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0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1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6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1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20"/>
        <table:table-column table:style-name="co8" table:default-cell-style-name="ce12"/>
        <table:table-column table:style-name="co9" table:default-cell-style-name="ce30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1" table:number-columns-repeated="243" table:default-cell-style-name="ce32"/>
        <table:table-column table:style-name="co13" table:default-cell-style-name="ce32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1" office:value-type="string">
            <text:p>Anwesend</text:p>
          </table:table-cell>
          <table:table-cell table:style-name="ce27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3" office:value-type="date" office:date-value="2010-12-06">
            <text:p>06.12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4" office:value-type="string">
            <text:p>Datum</text:p>
          </table:table-cell>
          <table:table-cell table:style-name="ce28" office:value-type="string">
            <text:p>Bearbeiter</text:p>
          </table:table-cell>
          <table:table-cell table:style-name="ce31" office:value-type="string">
            <text:p>bis</text:p>
          </table:table-cell>
          <table:table-cell table:style-name="ce33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5" office:value-type="date" office:date-value="2010-09-28">
            <text:p>28.09.2010</text:p>
          </table:table-cell>
          <table:table-cell table:style-name="ce29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ALLE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urim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Nils, Marku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Nils, Marku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Malte, Matthia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Stefan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jörn, Benedikt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urim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6" office:value-type="date" office:date-value="2010-10-07">
            <text:p>07.10.2010</text:p>
          </table:table-cell>
          <table:table-cell table:style-name="ce27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6" office:value-type="date" office:date-value="2010-10-11">
            <text:p>11.10.2010</text:p>
          </table:table-cell>
          <table:table-cell table:style-name="ce18"/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6" office:value-type="date" office:date-value="2010-10-25">
            <text:p>25.10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6" office:value-type="date" office:date-value="2010-11-22">
            <text:p>22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1-22">
            <text:p>22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6" office:value-type="date" office:date-value="2010-11-08">
            <text:p>08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6" office:value-type="date" office:date-value="2010-11-15">
            <text:p>15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lte, Nil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  <text:p>Funktioniert für lokale BAM-Files.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, Malte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s eintragen / beheb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ALLE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Performancetest bei großen Datei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Geschwindigkeit optimieren, ggf. Ladebalk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, Björ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-Darstellung überarbeit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aktion zwischen SequenceView und Histogramm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Farben verändern</text:p>
          </table:table-cell>
          <table:table-cell table:style-name="ce26" office:value-type="date" office:date-value="2010-11-29">
            <text:p>29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im Tooltip anzeig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jörn, Nils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ke Spalte mit Informationen füll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enedikt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adebalken Code ins Wiki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QuickLoad.java überprüf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penSource Lizenz für Jidesoft libs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öglichkeiten für anonymes SVN Checkout an der FHH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schriftung der Overview-Achse änder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Klarnamen für Overview-Balken hinzufügen,</text:p>
            <text:p>Nummer und Referenz in zweite Spalte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spalten der Genom-Klarnam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FF Files bezüglich Tooltips prüf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m-Klarnamen-Bestandteile in Tooltips darstell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oom-Springen Bug korrigieren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enedikt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Webseite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oster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erren des Meta Dateipfads (Einstellungeu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Anzeige durch merging Fehlerhaft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rac Ticket Nr. 2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CSV Export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arGraph aktualisieren, wenn SeqGroup sich ändert ! (direkt!!!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MapView → <text:s/>BarGraph (richtigen Balken selektieren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eage Mapping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xtraktion NC Substring 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Versionsnummer entfernen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 office:value-type="string">
            <text:p>I</text:p>
          </table:table-cell>
          <table:table-cell table:style-name="ce19" office:value-type="string">
            <text:p>Am 3.1.2011 erster Termin nach Neujahr und Folgetermin am 25.1.2011</text:p>
          </table:table-cell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.12.2010</text:date>, <text:time>17:3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c055370</meta:initial-creator>
    <meta:creation-date>2008-04-25T12:53:56</meta:creation-date>
    <dc:date>2010-12-20T17:34:32.92</dc:date>
    <meta:print-date>2008-04-28T18:15:30</meta:print-date>
    <dc:language>de-DE</dc:language>
    <meta:editing-cycles>206</meta:editing-cycles>
    <meta:editing-duration>PT41H48M28S</meta:editing-duration>
    <dc:creator>Burim Kameri</dc:creator>
    <meta:document-statistic meta:table-count="1" meta:cell-count="917" meta:object-count="1"/>
    <meta:user-defined meta:name="Info 1"/>
    <meta:user-defined meta:name="Info 2"/>
    <meta:user-defined meta:name="Info 3"/>
    <meta:user-defined meta:name="Info 4"/>
  </office:meta>
</office:document-meta>
</file>